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 officeooo:paragraph-rsid="0000382b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rial" fo:font-size="11pt" officeooo:paragraph-rsid="0001ad9b" style:font-size-asian="11pt" style:font-size-complex="11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" fo:font-size="11pt" style:rfc-language-tag="sr-Latn-RS" fo:language="sr" fo:script="Latn" fo:country="RS" style:font-size-asian="11pt" style:font-size-complex="11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" fo:font-size="11pt" officeooo:paragraph-rsid="000309c0" style:font-size-asian="11pt" style:font-size-complex="11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Arial" officeooo:paragraph-rsid="000309c0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1pt" fo:letter-spacing="normal" fo:background-color="transparent" style:font-name-asian="Liberation Serif1" style:font-size-asian="11pt" style:font-name-complex="Liberation Serif1" style:font-size-complex="11pt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1pt" fo:letter-spacing="normal" officeooo:paragraph-rsid="000309c0" fo:background-color="transparent" style:font-name-asian="Liberation Serif1" style:font-size-asian="11pt" style:font-name-complex="Liberation Serif1" style:font-size-complex="11pt"/>
    </style:style>
    <style:style style:name="P10" style:family="paragraph" style:parent-style-name="Standard">
      <style:paragraph-properties fo:margin-left="1.5in" fo:margin-right="0in" fo:margin-top="0in" fo:margin-bottom="0in" style:contextual-spacing="false" fo:line-height="0.1665in" fo:text-align="justify" style:justify-single-word="false" fo:text-indent="0in" style:auto-text-indent="false" style:writing-mode="lr-tb" loext:word-spacing-minimum="75%" loext:word-spacing-maximum="133%"/>
      <style:text-properties fo:color="#000000" loext:opacity="100%" style:font-name="Arial" fo:font-size="11pt" fo:letter-spacing="normal" fo:background-color="transparent" style:font-name-asian="Liberation Serif1" style:font-size-asian="11pt" style:font-name-complex="Liberation Serif1" style:font-size-complex="11pt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1pt" fo:letter-spacing="normal" fo:background-color="transparent" style:font-name-asian="Liberation Serif1" style:font-size-asian="11pt" style:font-name-complex="Liberation Serif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0.1665in" fo:text-align="justify" style:justify-single-word="false" fo:text-indent="0in" style:auto-text-indent="false" style:writing-mode="lr-tb" loext:word-spacing-minimum="75%" loext:word-spacing-maximum="133%"/>
      <style:text-properties fo:color="#000000" loext:opacity="100%" style:font-name="Arial" fo:font-size="11pt" fo:letter-spacing="normal" officeooo:paragraph-rsid="000309c0" fo:background-color="transparent" style:font-name-asian="Liberation Serif1" style:font-size-asian="11pt" style:font-name-complex="Liberation Serif1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0.1665in" fo:text-align="justify" style:justify-single-word="false" fo:text-indent="0in" style:auto-text-indent="false" style:writing-mode="lr-tb" loext:word-spacing-minimum="75%" loext:word-spacing-maximum="133%"/>
      <style:text-properties fo:color="#000000" loext:opacity="100%" style:font-name="Arial" fo:font-size="11pt" fo:letter-spacing="normal" fo:background-color="transparent" style:font-name-asian="Liberation Serif1" style:font-size-asian="11pt" style:font-name-complex="Liberation Serif1" style:font-size-complex="11pt"/>
    </style:style>
    <style:style style:name="P14" style:family="paragraph" style:parent-style-name="Standard">
      <style:paragraph-properties fo:margin-left="1.5in" fo:margin-right="0in" fo:margin-top="0in" fo:margin-bottom="0in" style:contextual-spacing="false" fo:line-height="0.1665in" fo:text-align="justify" style:justify-single-word="false" fo:text-indent="0in" style:auto-text-indent="false" style:writing-mode="lr-tb" loext:word-spacing-minimum="75%" loext:word-spacing-maximum="133%"/>
      <style:text-properties style:use-window-font-color="true" loext:opacity="0%" style:font-name="Arial" fo:font-size="11pt" fo:letter-spacing="normal" fo:background-color="transparent" style:font-name-asian="Liberation Serif1" style:font-size-asian="11pt" style:font-name-complex="Liberation Serif1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language="en" fo:country="US" officeooo:rsid="000b612d" style:font-size-asian="11pt" style:font-size-complex="11pt"/>
    </style:style>
    <style:style style:name="T3" style:family="text">
      <style:text-properties fo:font-size="11pt" officeooo:rsid="0000382b" style:font-size-asian="11pt" style:font-size-complex="11pt"/>
    </style:style>
    <style:style style:name="T4" style:family="text">
      <style:text-properties fo:font-size="11pt" fo:language="en" fo:country="US" officeooo:rsid="00089cff" style:font-size-asian="11pt" style:font-size-complex="11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7" style:family="text">
      <style:text-properties style:rfc-language-tag="sr-Latn-RS" fo:language="sr" fo:script="Latn" fo:country="RS" fo:font-weight="normal" officeooo:rsid="0000382b" style:font-weight-asian="normal" style:font-weight-complex="normal"/>
    </style:style>
    <style:style style:name="T8" style:family="text">
      <style:text-properties fo:font-size="11pt" style:rfc-language-tag="sr-Latn-RS" fo:language="sr" fo:script="Latn" fo:country="RS" officeooo:rsid="0000382b" style:font-size-asian="11pt" style:font-size-complex="11pt"/>
    </style:style>
    <style:style style:name="T9" style:family="text">
      <style:text-properties fo:font-size="11pt" fo:language="en" fo:country="US" officeooo:rsid="0000382b" style:font-size-asian="11pt" style:font-size-complex="11pt"/>
    </style:style>
    <style:style style:name="T10" style:family="text">
      <style:text-properties fo:font-size="11pt" style:rfc-language-tag="sr-Latn-RS" fo:language="sr" fo:script="Latn" fo:country="RS" style:font-size-asian="11pt" style:font-size-complex="11pt"/>
    </style:style>
    <style:style style:name="T11" style:family="text">
      <style:text-properties fo:language="en" fo:country="US" officeooo:rsid="00048183"/>
    </style:style>
    <style:style style:name="T12" style:family="text">
      <style:text-properties officeooo:rsid="00011ced"/>
    </style:style>
    <style:style style:name="T13" style:family="text">
      <style:text-properties fo:font-size="11pt" officeooo:rsid="00011ced" style:font-size-asian="11pt" style:font-size-complex="11pt"/>
    </style:style>
    <style:style style:name="T14" style:family="text">
      <style:text-properties officeooo:rsid="0001ad9b"/>
    </style:style>
    <style:style style:name="T15" style:family="text">
      <style:text-properties fo:font-size="11pt" officeooo:rsid="0001ad9b" style:font-size-asian="11pt" style:font-size-complex="11pt"/>
    </style:style>
    <style:style style:name="T16" style:family="text">
      <style:text-properties fo:font-size="11pt" style:rfc-language-tag="sr-Latn-RS" fo:language="sr" fo:script="Latn" fo:country="RS" officeooo:rsid="0001ad9b" style:font-size-asian="11pt" style:font-size-complex="11pt"/>
    </style:style>
    <style:style style:name="T17" style:family="text">
      <style:text-properties fo:color="#000000" loext:opacity="100%" fo:font-size="11pt" fo:letter-spacing="normal" fo:background-color="transparent" loext:char-shading-value="0" style:font-name-asian="Liberation Serif1" style:font-size-asian="11pt" style:font-name-complex="Liberation Serif1" style:font-size-complex="11pt"/>
    </style:style>
    <style:style style:name="T18" style:family="text">
      <style:text-properties fo:color="#000000" loext:opacity="100%" fo:font-size="11pt" fo:letter-spacing="normal" officeooo:rsid="0001ad9b" fo:background-color="transparent" loext:char-shading-value="0" style:font-name-asian="Liberation Serif1" style:font-size-asian="11pt" style:font-name-complex="Liberation Serif1" style:font-size-complex="11pt"/>
    </style:style>
    <style:style style:name="T19" style:family="text">
      <style:text-properties fo:color="#000000" loext:opacity="100%" fo:font-size="11pt" fo:letter-spacing="normal" style:rfc-language-tag="sr-Latn-RS" fo:language="sr" fo:script="Latn" fo:country="RS" fo:background-color="transparent" loext:char-shading-value="0" style:font-name-asian="Liberation Serif1" style:font-size-asian="11pt" style:font-name-complex="Liberation Serif1" style:font-size-complex="11pt"/>
    </style:style>
    <style:style style:name="T20" style:family="text">
      <style:text-properties fo:language="en" fo:country="US" officeooo:rsid="000309c0"/>
    </style:style>
    <style:style style:name="T21" style:family="text">
      <style:text-properties fo:language="en" fo:country="US" officeooo:rsid="000556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utorijal za pisanje programskog jezika “</text:span><text:span text:style-name="T2">Absolute Cinema</text:span><text:span text:style-name="T1">” za predmet “Programski prevodioci” 202</text:span><text:span text:style-name="T3">5/</text:span><text:span text:style-name="T4">2026</text:span><text:span text:style-name="T1">.</text:span></text:p>
      <text:p text:style-name="P2"/>
      <text:p text:style-name="P2">Generalna sintaksa:</text:p>
      <text:p text:style-name="P3"><text:tab/><text:span text:style-name="T5">Promenljive se deklari</text:span><text:span text:style-name="T6">š</text:span><text:span text:style-name="T5">u sa klju</text:span><text:span text:style-name="T6">č</text:span><text:span text:style-name="T5">nom </text:span><text:span text:style-name="T6">re</text:span><text:span text:style-name="T7">č</text:span><text:span text:style-name="T6">i</text:span><text:span text:style-name="T5"> var, tipovi </text:span><text:span text:style-name="T7">se navode nakom imena promenljive</text:span><text:span text:style-name="T5"> (var num: int = 5;).</text:span></text:p>
      <text:p text:style-name="P3"><text:span text:style-name="T1"><text:tab/></text:span><text:span text:style-name="T8">Obseg koda - </text:span><text:span text:style-name="T9">{}</text:span><text:span text:style-name="T1">.</text:span></text:p>
      <text:p text:style-name="P1"><text:span text:style-name="T1"><text:tab/>Svaka linija se zavr</text:span><text:span text:style-name="T10">š</text:span><text:span text:style-name="T1">ava sa ta</text:span><text:span text:style-name="T10">č</text:span><text:span text:style-name="T1">ka zarez.</text:span></text:p>
      <text:p text:style-name="P2">Tipovi podataka:</text:p>
      <text:p text:style-name="P1"><text:span text:style-name="T1"><text:tab/>int – 32-bitni </text:span><text:span text:style-name="T10">označen</text:span><text:span text:style-name="T1"> ceo broj.</text:span></text:p>
      <text:p text:style-name="P1"><text:span text:style-name="T1"><text:tab/>double – 64-bitni ozna</text:span><text:span text:style-name="T10">č</text:span><text:span text:style-name="T1">en decimalan broj.</text:span></text:p>
      <text:p text:style-name="P1"><text:span text:style-name="T1"><text:tab/>char – karakter ili prazan karakter ozna</text:span><text:span text:style-name="T10">č</text:span><text:span text:style-name="T1">en sa ‘’.</text:span></text:p>
      <text:p text:style-name="P1"><text:span text:style-name="T1"><text:tab/>string – nula ili vi</text:span><text:span text:style-name="T10">š</text:span><text:span text:style-name="T1">e karaktera ozna</text:span><text:span text:style-name="T10">č</text:span><text:span text:style-name="T1">en sa “”.</text:span></text:p>
      <text:p text:style-name="P2"><text:tab/>[] - niz.</text:p>
      <text:p text:style-name="P2"><text:tab/><text:span text:style-name="T11">Setup</text:span> – klasa.</text:p>
      <text:p text:style-name="P2">Operatori:</text:p>
      <text:p text:style-name="P2"><text:tab/>Dodela:</text:p>
      <text:p text:style-name="P2"><text:tab/><text:tab/>=</text:p>
      <text:p text:style-name="P1"><text:span text:style-name="T1"><text:tab/>Aritmeti</text:span><text:span text:style-name="T10">čki</text:span><text:span text:style-name="T1">:</text:span></text:p>
      <text:p text:style-name="P2"><text:tab/><text:tab/>+, -, *, /, %, +=, -=, *=, /=, %=, ++, --.</text:p>
      <text:p text:style-name="P2"><text:tab/>Relacioni:</text:p>
      <text:p text:style-name="P2"><text:tab/><text:tab/>==, !=, &lt;=, &gt;=, &lt;, &gt;.</text:p>
      <text:p text:style-name="P1"><text:span text:style-name="T1"><text:tab/>Logi</text:span><text:span text:style-name="T10">čki</text:span><text:span text:style-name="T1">:</text:span></text:p>
      <text:p text:style-name="P2"><text:tab/><text:tab/>&amp;&amp;, ||, !, ().</text:p>
      <text:p text:style-name="P2"><text:tab/>Ostali specijalni simboli:</text:p>
      <text:p text:style-name="P1"><text:span text:style-name="T1"><text:tab/><text:tab/>@ - “this” klju</text:span><text:span text:style-name="T10">č</text:span><text:span text:style-name="T1">na re</text:span><text:span text:style-name="T10">č.</text:span></text:p>
      <text:p text:style-name="P2"><text:tab/><text:tab/>“” - string literal.</text:p>
      <text:p text:style-name="P2"><text:tab/><text:tab/>‘’ - char literal.</text:p>
      <text:p text:style-name="P2"><text:tab/><text:tab/>[] - deklaracija niza/indeksiranje u niz.</text:p>
      <text:p text:style-name="P2"><text:span text:style-name="T12">Scene</text:span>(Funckcije):</text:p>
      <text:p text:style-name="P1"><text:span text:style-name="T1"><text:tab/></text:span><text:span text:style-name="T13">scene</text:span><text:span text:style-name="T1"> – klju</text:span><text:span text:style-name="T10">č</text:span><text:span text:style-name="T1">na re</text:span><text:span text:style-name="T10">č</text:span><text:span text:style-name="T1"> za definiciju funkcije.</text:span></text:p>
      <text:p text:style-name="P2"><text:tab/><text:span text:style-name="T12">cut</text:span> – return direktiva.</text:p>
      <text:p text:style-name="P2"><text:tab/><text:span text:style-name="T14">scrap</text:span> – void.</text:p>
      <text:p text:style-name="P2"><text:tab/>Main funkcija:</text:p>
      <text:p text:style-name="P4"><text:tab/><text:tab/><text:span text:style-name="T12">scene</text:span> <text:span text:style-name="T14">entrance</text:span>(): <text:span text:style-name="T14">scrap</text:span>{</text:p>
      <text:p text:style-name="P2"><text:tab/><text:tab/>}</text:p>
      <text:p text:style-name="P2"><text:tab/>Primer definicije:</text:p>
      <text:p text:style-name="P4"><text:tab/><text:tab/><text:span text:style-name="T12">scene</text:span> <text:span text:style-name="T14">count</text:span>(var <text:span text:style-name="T14">amount</text:span>: int): int{</text:p>
      <text:p text:style-name="P4"><text:tab/><text:tab/><text:tab/><text:span text:style-name="T14">cut</text:span> <text:span text:style-name="T14">counter + amount</text:span>;</text:p>
      <text:p text:style-name="P2"><text:tab/><text:tab/>}</text:p>
      <text:p text:style-name="P1"><text:span text:style-name="T1"><text:tab/>Primer kori</text:span><text:span text:style-name="T10">šć</text:span><text:span text:style-name="T1">enja:</text:span></text:p>
      <text:p text:style-name="P4"><text:tab/><text:tab/>var <text:span text:style-name="T14">counter</text:span>: int = <text:span text:style-name="T14">count</text:span>(<text:span text:style-name="T14">5</text:span>)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4">Setup</text:span>-i(Klase):</text:p>
      <text:p text:style-name="P1"><text:span text:style-name="T1"><text:tab/></text:span><text:span text:style-name="T15">action</text:span><text:span text:style-name="T1"> – new klju</text:span><text:span text:style-name="T10">č</text:span><text:span text:style-name="T1">na re</text:span><text:span text:style-name="T16">č.</text:span></text:p>
      <text:p text:style-name="P1"><text:span text:style-name="T1"><text:tab/>@ - this klju</text:span><text:span text:style-name="T10">č</text:span><text:span text:style-name="T1">na re</text:span><text:span text:style-name="T10">č.</text:span></text:p>
      <text:p text:style-name="P5"><text:tab/>. - pristup polju objekta.</text:p>
      <text:p text:style-name="P2"><text:tab/>Definicija:</text:p>
      <text:p text:style-name="P2"><text:tab/><text:tab/><text:span text:style-name="T14">setup</text:span> Shirt{</text:p>
      <text:p text:style-name="P2"><text:tab/><text:tab/><text:tab/>var color: string;</text:p>
      <text:p text:style-name="P2"><text:tab/><text:tab/><text:tab/>var size: int;</text:p>
      <text:p text:style-name="P4"><text:tab/><text:tab/><text:tab/>Shirt(color: string, size: int){</text:p>
      <text:p text:style-name="P2"><text:tab/><text:tab/><text:tab/><text:tab/>@color = color;</text:p>
      <text:p text:style-name="P2"><text:tab/><text:tab/><text:tab/><text:tab/>@size = size;<text:tab/><text:tab/></text:p>
      <text:p text:style-name="P2"><text:tab/><text:tab/><text:tab/>}</text:p>
      <text:p text:style-name="P2"><text:tab/><text:tab/><text:tab/><text:span text:style-name="T14">scene</text:span> getColor(): string{</text:p>
      <text:p text:style-name="P2"><text:tab/><text:tab/><text:tab/><text:tab/><text:span text:style-name="T14">cut</text:span> @color;<text:tab/><text:tab/></text:p>
      <text:p text:style-name="P2"><text:tab/><text:tab/><text:tab/>}</text:p>
      <text:p text:style-name="P2"><text:tab/><text:tab/>}</text:p>
      <text:p text:style-name="P2"><text:tab/>Kreiranje objekta:</text:p>
      <text:p text:style-name="P6"><text:tab/><text:tab/>var shirt: Shirt = <text:span text:style-name="T14">action</text:span> Shirt(“blue”, 5);</text:p>
      <text:p text:style-name="P2">Nizovi:</text:p>
      <text:p text:style-name="P2"><text:tab/>Primeri:</text:p>
      <text:p text:style-name="P7"><text:span text:style-name="T1"><text:tab/><text:tab/>var arr1</text:span><text:span text:style-name="T17">: double[] <text:s/>= </text:span><text:span text:style-name="T18">action</text:span><text:span text:style-name="T17"> double[2];</text:span></text:p>
      <text:p text:style-name="P8"><text:tab/><text:tab/>arr1[0] = 1.0f;</text:p>
      <text:p text:style-name="P8"><text:tab/><text:tab/>arr1[1] = 2.0f;</text:p>
      <text:p text:style-name="P9"><text:tab/><text:tab/>var double2: double[] = <text:span text:style-name="T14">action</text:span> double[2] {1.0f, 2.0f};</text:p>
      <text:p text:style-name="P8">Kondicionali:</text:p>
      <text:p text:style-name="P1"><text:span text:style-name="T17"><text:tab/>Klju</text:span><text:span text:style-name="T19">č</text:span><text:span text:style-name="T17">ne re</text:span><text:span text:style-name="T19">č</text:span><text:span text:style-name="T17">i - if, else, else if.</text:span></text:p>
      <text:p text:style-name="P8"><text:tab/>Primer:</text:p>
      <text:p text:style-name="P8"><text:tab/><text:tab/>if(1 &gt; 5 &amp;&amp; 7 &lt;= 6){</text:p>
      <text:p text:style-name="P8"><text:tab/><text:tab/><text:tab/>num = 5;</text:p>
      <text:p text:style-name="P8"><text:tab/><text:tab/>}</text:p>
      <text:p text:style-name="P8"><text:tab/><text:tab/>else if((7 &lt; 7 || 5 == 1) &amp;&amp; 1 == 1){</text:p>
      <text:p text:style-name="P8"><text:tab/><text:tab/><text:tab/>num = 2;</text:p>
      <text:p text:style-name="P8"><text:tab/><text:tab/>}</text:p>
      <text:p text:style-name="P8"><text:tab/><text:tab/>else{</text:p>
      <text:p text:style-name="P10">num = 0;</text:p>
      <text:p text:style-name="P8"><text:tab/><text:tab/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><text:soft-page-break/>Petlje:</text:p>
      <text:p text:style-name="P1"><text:span text:style-name="T17"><text:tab/>Klju</text:span><text:span text:style-name="T19">č</text:span><text:span text:style-name="T17">ne reci:</text:span></text:p>
      <text:p text:style-name="P8"><text:tab/><text:tab/><text:span text:style-name="T20">keepRollingDuring</text:span> – for.</text:p>
      <text:p text:style-name="P9"><text:tab/><text:tab/><text:span text:style-name="T20">keepRollingIf</text:span> – while.</text:p>
      <text:p text:style-name="P8"><text:tab/><text:tab/>//skip – continue;</text:p>
      <text:p text:style-name="P8"><text:tab/><text:tab/>//<text:span text:style-name="T21">exit</text:span> – break;</text:p>
      <text:p text:style-name="P8"><text:tab/>Primeri:</text:p>
      <text:p text:style-name="P9"><text:tab/><text:tab/><text:span text:style-name="T20">keepRollingDuring</text:span>(var i: int = 0; i &lt; 10; i++){</text:p>
      <text:p text:style-name="P10">val /= 2;</text:p>
      <text:p text:style-name="P8"><text:tab/><text:tab/>}<text:tab/></text:p>
      <text:p text:style-name="P12"><text:tab/><text:tab/><text:span text:style-name="T20">keepRollingIf</text:span>(num1 &lt;= num2){</text:p>
      <text:p text:style-name="P10">val /= 2;<text:tab/><text:tab/><text:tab/></text:p>
      <text:p text:style-name="P8"><text:tab/><text:tab/><text:tab/>num++;</text:p>
      <text:p text:style-name="P13"><text:tab/><text:tab/>}</text:p>
      <text:p text:style-name="P13">I/O:</text:p>
      <text:p text:style-name="P13"><text:tab/><text:span text:style-name="T20">capture</text:span>(); - read line;</text:p>
      <text:p text:style-name="P13"><text:tab/><text:span text:style-name="T20">project</text:span>(“text”); - print line;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rfc-language-tag="sr-Latn-RS" fo:language="sr" fo:script="Latn" fo:country="RS" style:font-size-asian="14pt" style:font-size-complex="14pt"/>
    </style:style>
    <style:style style:name="MT2" style:family="text">
      <style:text-properties fo:font-variant="small-caps" fo:font-size="14pt" style:rfc-language-tag="sr-Latn-RS" fo:language="sr" fo:script="Latn" fo:country="RS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small-caps" fo:font-size="14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MT5" style:family="text">
      <style:text-properties fo:font-variant="normal" fo:text-transform="none" fo:font-size="14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11in" fo:margin-left="0in" fo:margin-right="0in" fo:margin-bottom="0.6717in" style:dynamic-spacing="true"/>
      </style:header-style>
      <style:footer-style>
        <style:header-footer-properties fo:min-height="0.2319in" fo:margin-left="0in" fo:margin-right="0in" fo:margin-top="0.192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Lazar Bojanić 116/21RN</text:span><text:span text:style-name="MT2"/></text:p>
        <text:p text:style-name="MP1" loext:marker-style-name="MT3"><text:span text:style-name="MT4">Projekat – etapa 1: Pisanje gramatike</text:span><text:span text:style-name="MT4"/></text:p>
        <text:p text:style-name="MP1" loext:marker-style-name="MT3"><text:span text:style-name="MT5">Tutorijal</text:span><text:span text:style-name="MT5"/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0-24T15:38:04</meta:creation-date>
    <dc:language>en-US</dc:language>
    <dc:date>2025-10-20T08:18:22.605324900</dc:date>
    <meta:editing-cycles>27</meta:editing-cycles>
    <meta:editing-duration>PT6H30M39S</meta:editing-duration>
    <meta:generator>LibreOffice/25.8.2.2$Windows_X86_64 LibreOffice_project/d401f2107ccab8f924a8e2df40f573aab7605b6f</meta:generator>
    <meta:print-date>2025-10-14T18:08:10.452807200</meta:print-date>
    <meta:printed-by>PDF files</meta:printed-by>
    <meta:document-statistic meta:table-count="0" meta:image-count="0" meta:object-count="0" meta:page-count="3" meta:paragraph-count="96" meta:word-count="330" meta:character-count="2069" meta:non-whitespace-character-count="1671"/>
    <meta:user-defined meta:name="AppVersion">15.0000</meta:user-defined>
  </office:meta>
</office:document-meta>
</file>